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30"/>
    <style:style style:name="ce11" style:family="table-cell" style:parent-style-name="Default" style:data-style-name="N2"/>
  </office:automatic-styles>
  <office:body>
    <office:spreadsheet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35.04">
            <text:p>35.040</text:p>
          </table:table-cell>
          <table:table-cell office:value-type="float" office:value="10">
            <text:p>10</text:p>
          </table:table-cell>
          <table:table-cell table:formula="of:=[.C3]*1.01" office:value-type="float" office:value="38.7059592744086">
            <text:p>38.706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31.6">
            <text:p>31.6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4.9060591629941">
            <text:p>34.9061</text:p>
          </table:table-cell>
          <table:table-cell table:style-name="ce2" office:value-type="float" office:value="1.275">
            <text:p>1.275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40839320989929">
            <text:p>1.4084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19.3308871946961">
            <text:p>19.3309</text:p>
          </table:table-cell>
          <table:table-cell table:style-name="ce2" office:value-type="float" office:value="11.7">
            <text:p>11.7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2.9240788673111">
            <text:p>12.9241</text:p>
          </table:table-cell>
          <table:table-cell table:style-name="ce2" office:value-type="float" office:value="17.62">
            <text:p>17.62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19.4634418497454">
            <text:p>19.463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35.04">
            <text:p>3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8.32273195486">
            <text:p>38.3227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31.6">
            <text:p>31.6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4.5604546168258">
            <text:p>34.5605</text:p>
          </table:table-cell>
          <table:table-cell table:style-name="ce3" table:formula="of:=[.P2]" office:value-type="float" office:value="1.275">
            <text:p>1.275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39444872267256">
            <text:p>1.3944</text:p>
          </table:table-cell>
          <table:table-cell table:style-name="ce3" table:formula="of:=[.S2]" office:value-type="float" office:value="17.5">
            <text:p>17.5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19.1394922719763">
            <text:p>19.1395</text:p>
          </table:table-cell>
          <table:table-cell table:style-name="ce3" table:formula="of:=[.V2]" office:value-type="float" office:value="11.7">
            <text:p>11.7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12.796117690407">
            <text:p>12.7961</text:p>
          </table:table-cell>
          <table:table-cell table:style-name="ce3" table:formula="of:=[.Y2]" office:value-type="float" office:value="17.62">
            <text:p>17.62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19.2707345046985">
            <text:p>19.2707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35.04">
            <text:p>3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7.9432989652079">
            <text:p>37.9433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31.6">
            <text:p>31.6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4.2182718978473">
            <text:p>34.2183</text:p>
          </table:table-cell>
          <table:table-cell table:style-name="ce3" table:formula="of:=[.P3]" office:value-type="float" office:value="1.275">
            <text:p>1.275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3806422996758">
            <text:p>1.3806</text:p>
          </table:table-cell>
          <table:table-cell table:style-name="ce3" table:formula="of:=[.S3]" office:value-type="float" office:value="17.5">
            <text:p>17.5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18.9499923484914">
            <text:p>18.9500</text:p>
          </table:table-cell>
          <table:table-cell table:style-name="ce3" table:formula="of:=[.V3]" office:value-type="float" office:value="11.7">
            <text:p>11.7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12.6694234558485">
            <text:p>12.6694</text:p>
          </table:table-cell>
          <table:table-cell table:style-name="ce3" table:formula="of:=[.Y3]" office:value-type="float" office:value="17.62">
            <text:p>17.62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19.0799351531668">
            <text:p>19.0799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35.04">
            <text:p>3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7.5676227378296">
            <text:p>37.5676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31.6">
            <text:p>31.6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3.8794771265815">
            <text:p>33.8795</text:p>
          </table:table-cell>
          <table:table-cell table:style-name="ce3" table:formula="of:=[.P4]" office:value-type="float" office:value="1.275">
            <text:p>1.275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36697257393644">
            <text:p>1.3670</text:p>
          </table:table-cell>
          <table:table-cell table:style-name="ce3" table:formula="of:=[.S4]" office:value-type="float" office:value="17.5">
            <text:p>17.5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18.7623686618727">
            <text:p>18.7624</text:p>
          </table:table-cell>
          <table:table-cell table:style-name="ce3" table:formula="of:=[.V4]" office:value-type="float" office:value="11.7">
            <text:p>11.7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12.543983619652">
            <text:p>12.5440</text:p>
          </table:table-cell>
          <table:table-cell table:style-name="ce3" table:formula="of:=[.Y4]" office:value-type="float" office:value="17.62">
            <text:p>17.62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18.8910249041255">
            <text:p>18.8910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35.04">
            <text:p>3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7.195666077059">
            <text:p>37.1957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31.6">
            <text:p>31.6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3.5440367589916">
            <text:p>33.5440</text:p>
          </table:table-cell>
          <table:table-cell table:style-name="ce3" table:formula="of:=[.P5]" office:value-type="float" office:value="1.275">
            <text:p>1.275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35343819201628">
            <text:p>1.3534</text:p>
          </table:table-cell>
          <table:table-cell table:style-name="ce3" table:formula="of:=[.S5]" office:value-type="float" office:value="17.5">
            <text:p>17.5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18.5766026355175">
            <text:p>18.5766</text:p>
          </table:table-cell>
          <table:table-cell table:style-name="ce3" table:formula="of:=[.V5]" office:value-type="float" office:value="11.7">
            <text:p>11.7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12.4197857620317">
            <text:p>12.4198</text:p>
          </table:table-cell>
          <table:table-cell table:style-name="ce3" table:formula="of:=[.Y5]" office:value-type="float" office:value="17.62">
            <text:p>17.62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18.7039850535896">
            <text:p>18.7040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35.04">
            <text:p>35.04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36.827392155504">
            <text:p>36.8274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31.6">
            <text:p>31.6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3.21191758316">
            <text:p>33.2119</text:p>
          </table:table-cell>
          <table:table-cell table:style-name="ce3" table:formula="of:=[.P6]" office:value-type="float" office:value="1.275">
            <text:p>1.275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3400378138775">
            <text:p>1.3400</text:p>
          </table:table-cell>
          <table:table-cell table:style-name="ce3" table:formula="of:=[.S6]" office:value-type="float" office:value="17.5">
            <text:p>17.5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18.39267587675">
            <text:p>18.3927</text:p>
          </table:table-cell>
          <table:table-cell table:style-name="ce3" table:formula="of:=[.V6]" office:value-type="float" office:value="11.7">
            <text:p>11.7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12.29681758617">
            <text:p>12.2968</text:p>
          </table:table-cell>
          <table:table-cell table:style-name="ce3" table:formula="of:=[.Y6]" office:value-type="float" office:value="17.62">
            <text:p>17.62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18.518797082762">
            <text:p>18.5188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35.04">
            <text:p>3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6.4627645104">
            <text:p>36.4628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31.6">
            <text:p>31.6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2.883086716">
            <text:p>32.8831</text:p>
          </table:table-cell>
          <table:table-cell table:style-name="ce3" table:formula="of:=[.P7]" office:value-type="float" office:value="1.275">
            <text:p>1.275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32677011275">
            <text:p>1.3268</text:p>
          </table:table-cell>
          <table:table-cell table:style-name="ce3" table:formula="of:=[.S7]" office:value-type="float" office:value="17.5">
            <text:p>17.5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18.210570175">
            <text:p>18.2106</text:p>
          </table:table-cell>
          <table:table-cell table:style-name="ce3" table:formula="of:=[.V7]" office:value-type="float" office:value="11.7">
            <text:p>11.7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12.175066917">
            <text:p>12.1751</text:p>
          </table:table-cell>
          <table:table-cell table:style-name="ce3" table:formula="of:=[.Y7]" office:value-type="float" office:value="17.62">
            <text:p>17.62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18.3354426562">
            <text:p>18.3354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35.04">
            <text:p>3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6.10174704">
            <text:p>36.1017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31.6">
            <text:p>31.6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2.5575116">
            <text:p>32.5575</text:p>
          </table:table-cell>
          <table:table-cell table:style-name="ce3" table:formula="of:=[.P8]" office:value-type="float" office:value="1.275">
            <text:p>1.275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313633775">
            <text:p>1.3136</text:p>
          </table:table-cell>
          <table:table-cell table:style-name="ce3" table:formula="of:=[.S8]" office:value-type="float" office:value="17.5">
            <text:p>17.5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18.0302675">
            <text:p>18.0303</text:p>
          </table:table-cell>
          <table:table-cell table:style-name="ce3" table:formula="of:=[.V8]" office:value-type="float" office:value="11.7">
            <text:p>11.7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12.0545217">
            <text:p>12.0545</text:p>
          </table:table-cell>
          <table:table-cell table:style-name="ce3" table:formula="of:=[.Y8]" office:value-type="float" office:value="17.62">
            <text:p>17.62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18.15390362">
            <text:p>18.1539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35.04">
            <text:p>35.04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35.744304">
            <text:p>35.744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31.6">
            <text:p>31.6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2.23516">
            <text:p>32.2352</text:p>
          </table:table-cell>
          <table:table-cell table:style-name="ce3" table:formula="of:=[.P9]" office:value-type="float" office:value="1.275">
            <text:p>1.275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3006275">
            <text:p>1.3006</text:p>
          </table:table-cell>
          <table:table-cell table:style-name="ce3" table:formula="of:=[.S9]" office:value-type="float" office:value="17.5">
            <text:p>17.5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17.85175">
            <text:p>17.8518</text:p>
          </table:table-cell>
          <table:table-cell table:style-name="ce3" table:formula="of:=[.V9]" office:value-type="float" office:value="11.7">
            <text:p>11.7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11.93517">
            <text:p>11.9352</text:p>
          </table:table-cell>
          <table:table-cell table:style-name="ce3" table:formula="of:=[.Y9]" office:value-type="float" office:value="17.62">
            <text:p>17.62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17.974162">
            <text:p>17.9742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35.04">
            <text:p>35.04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35.3904">
            <text:p>35.3904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31.6">
            <text:p>31.6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1.916">
            <text:p>31.9160</text:p>
          </table:table-cell>
          <table:table-cell table:style-name="ce3" table:formula="of:=[.P10]" office:value-type="float" office:value="1.275">
            <text:p>1.275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28775">
            <text:p>1.2878</text:p>
          </table:table-cell>
          <table:table-cell table:style-name="ce3" table:formula="of:=[.S10]" office:value-type="float" office:value="17.5">
            <text:p>17.5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17.675">
            <text:p>17.6750</text:p>
          </table:table-cell>
          <table:table-cell table:style-name="ce3" table:formula="of:=[.V10]" office:value-type="float" office:value="11.7">
            <text:p>11.7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11.817">
            <text:p>11.8170</text:p>
          </table:table-cell>
          <table:table-cell table:style-name="ce3" table:formula="of:=[.Y10]" office:value-type="float" office:value="17.62">
            <text:p>17.62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17.7962">
            <text:p>17.7962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35.04">
            <text:p>35.04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35.04">
            <text:p>35.04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31.6">
            <text:p>31.6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1.6">
            <text:p>31.6000</text:p>
          </table:table-cell>
          <table:table-cell table:style-name="ce3" table:formula="of:=[.P11]" office:value-type="float" office:value="1.275">
            <text:p>1.275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275">
            <text:p>1.2750</text:p>
          </table:table-cell>
          <table:table-cell table:style-name="ce3" table:formula="of:=[.S11]" office:value-type="float" office:value="17.5">
            <text:p>17.5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17.5">
            <text:p>17.5000</text:p>
          </table:table-cell>
          <table:table-cell table:style-name="ce3" table:formula="of:=[.V11]" office:value-type="float" office:value="11.7">
            <text:p>11.7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11.7">
            <text:p>11.7000</text:p>
          </table:table-cell>
          <table:table-cell table:style-name="ce3" table:formula="of:=[.Y11]" office:value-type="float" office:value="17.62">
            <text:p>17.62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17.62">
            <text:p>17.62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35.04">
            <text:p>35.04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34.6930693069307">
            <text:p>34.6931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31.6">
            <text:p>31.6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1.2871287128713">
            <text:p>31.2871</text:p>
          </table:table-cell>
          <table:table-cell table:style-name="ce3" table:formula="of:=[.P12]" office:value-type="float" office:value="1.275">
            <text:p>1.275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26237623762376">
            <text:p>1.2624</text:p>
          </table:table-cell>
          <table:table-cell table:style-name="ce3" table:formula="of:=[.S12]" office:value-type="float" office:value="17.5">
            <text:p>17.5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17.3267326732673">
            <text:p>17.3267</text:p>
          </table:table-cell>
          <table:table-cell table:style-name="ce3" table:formula="of:=[.V12]" office:value-type="float" office:value="11.7">
            <text:p>11.7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11.5841584158416">
            <text:p>11.5842</text:p>
          </table:table-cell>
          <table:table-cell table:style-name="ce3" table:formula="of:=[.Y12]" office:value-type="float" office:value="17.62">
            <text:p>17.62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17.4455445544554">
            <text:p>17.4455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35.04">
            <text:p>35.04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34.3495735712185">
            <text:p>34.3496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31.6">
            <text:p>31.6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0.9773551612587">
            <text:p>30.9774</text:p>
          </table:table-cell>
          <table:table-cell table:style-name="ce3" table:formula="of:=[.P13]" office:value-type="float" office:value="1.275">
            <text:p>1.275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24987746299382">
            <text:p>1.2499</text:p>
          </table:table-cell>
          <table:table-cell table:style-name="ce3" table:formula="of:=[.S13]" office:value-type="float" office:value="17.5">
            <text:p>17.5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17.1551808646211">
            <text:p>17.1552</text:p>
          </table:table-cell>
          <table:table-cell table:style-name="ce3" table:formula="of:=[.V13]" office:value-type="float" office:value="11.7">
            <text:p>11.7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11.469463778061">
            <text:p>11.4695</text:p>
          </table:table-cell>
          <table:table-cell table:style-name="ce3" table:formula="of:=[.Y13]" office:value-type="float" office:value="17.62">
            <text:p>17.62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17.2728163905499">
            <text:p>17.2728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35.04">
            <text:p>3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4.0094787833847">
            <text:p>34.0095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31.6">
            <text:p>31.6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0.6706486745136">
            <text:p>30.6706</text:p>
          </table:table-cell>
          <table:table-cell table:style-name="ce3" table:formula="of:=[.P14]" office:value-type="float" office:value="1.275">
            <text:p>1.275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23750243860775">
            <text:p>1.2375</text:p>
          </table:table-cell>
          <table:table-cell table:style-name="ce3" table:formula="of:=[.S14]" office:value-type="float" office:value="17.5">
            <text:p>17.5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16.9853275887338">
            <text:p>16.9853</text:p>
          </table:table-cell>
          <table:table-cell table:style-name="ce3" table:formula="of:=[.V14]" office:value-type="float" office:value="11.7">
            <text:p>11.7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11.3559047307534">
            <text:p>11.3559</text:p>
          </table:table-cell>
          <table:table-cell table:style-name="ce3" table:formula="of:=[.Y14]" office:value-type="float" office:value="17.62">
            <text:p>17.62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17.1017984064851">
            <text:p>17.101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35.04">
            <text:p>3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3.6727512706779">
            <text:p>33.6728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31.6">
            <text:p>31.6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0.366978885657">
            <text:p>30.3670</text:p>
          </table:table-cell>
          <table:table-cell table:style-name="ce3" table:formula="of:=[.P15]" office:value-type="float" office:value="1.275">
            <text:p>1.275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22524993921559">
            <text:p>1.2252</text:p>
          </table:table-cell>
          <table:table-cell table:style-name="ce3" table:formula="of:=[.S15]" office:value-type="float" office:value="17.5">
            <text:p>17.5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16.8171560284493">
            <text:p>16.8172</text:p>
          </table:table-cell>
          <table:table-cell table:style-name="ce3" table:formula="of:=[.V15]" office:value-type="float" office:value="11.7">
            <text:p>11.7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11.2434700304489">
            <text:p>11.2435</text:p>
          </table:table-cell>
          <table:table-cell table:style-name="ce3" table:formula="of:=[.Y15]" office:value-type="float" office:value="17.62">
            <text:p>17.62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16.9324736697872">
            <text:p>16.9325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35.04">
            <text:p>35.04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33.3393576937405">
            <text:p>33.3394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31.6">
            <text:p>31.6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0.0663157283733">
            <text:p>30.0663</text:p>
          </table:table-cell>
          <table:table-cell table:style-name="ce3" table:formula="of:=[.P16]" office:value-type="float" office:value="1.275">
            <text:p>1.275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2131187516986">
            <text:p>1.2131</text:p>
          </table:table-cell>
          <table:table-cell table:style-name="ce3" table:formula="of:=[.S16]" office:value-type="float" office:value="17.5">
            <text:p>17.5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16.6506495331181">
            <text:p>16.6506</text:p>
          </table:table-cell>
          <table:table-cell table:style-name="ce3" table:formula="of:=[.V16]" office:value-type="float" office:value="11.7">
            <text:p>11.7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11.132148544999">
            <text:p>11.1321</text:p>
          </table:table-cell>
          <table:table-cell table:style-name="ce3" table:formula="of:=[.Y16]" office:value-type="float" office:value="17.62">
            <text:p>17.62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16.7648254156309">
            <text:p>16.7648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35.04">
            <text:p>3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3.0092650433074">
            <text:p>33.0093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31.6">
            <text:p>31.6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9.7686294340329">
            <text:p>29.7686</text:p>
          </table:table-cell>
          <table:table-cell table:style-name="ce3" table:formula="of:=[.P17]" office:value-type="float" office:value="1.275">
            <text:p>1.275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20110767494911">
            <text:p>1.2011</text:p>
          </table:table-cell>
          <table:table-cell table:style-name="ce3" table:formula="of:=[.S17]" office:value-type="float" office:value="17.5">
            <text:p>17.5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16.4857916169486">
            <text:p>16.4858</text:p>
          </table:table-cell>
          <table:table-cell table:style-name="ce3" table:formula="of:=[.V17]" office:value-type="float" office:value="11.7">
            <text:p>11.7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11.0219292524742">
            <text:p>11.0219</text:p>
          </table:table-cell>
          <table:table-cell table:style-name="ce3" table:formula="of:=[.Y17]" office:value-type="float" office:value="17.62">
            <text:p>17.62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16.5988370451791">
            <text:p>16.5988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35.04">
            <text:p>3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2.682440636938">
            <text:p>32.6824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31.6">
            <text:p>31.6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9.4738905287455">
            <text:p>29.4739</text:p>
          </table:table-cell>
          <table:table-cell table:style-name="ce3" table:formula="of:=[.P18]" office:value-type="float" office:value="1.275">
            <text:p>1.275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1892155197516">
            <text:p>1.1892</text:p>
          </table:table-cell>
          <table:table-cell table:style-name="ce3" table:formula="of:=[.S18]" office:value-type="float" office:value="17.5">
            <text:p>17.5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16.3225659573749">
            <text:p>16.3226</text:p>
          </table:table-cell>
          <table:table-cell table:style-name="ce3" table:formula="of:=[.V18]" office:value-type="float" office:value="11.7">
            <text:p>11.7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10.9128012400735">
            <text:p>10.9128</text:p>
          </table:table-cell>
          <table:table-cell table:style-name="ce3" table:formula="of:=[.Y18]" office:value-type="float" office:value="17.62">
            <text:p>17.62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16.4344921239397">
            <text:p>16.4345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35.04">
            <text:p>3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2.3588521157802">
            <text:p>32.3589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31.6">
            <text:p>31.6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9.1820698304411">
            <text:p>29.1821</text:p>
          </table:table-cell>
          <table:table-cell table:style-name="ce3" table:formula="of:=[.P19]" office:value-type="float" office:value="1.275">
            <text:p>1.275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17744110866495">
            <text:p>1.1774</text:p>
          </table:table-cell>
          <table:table-cell table:style-name="ce3" table:formula="of:=[.S19]" office:value-type="float" office:value="17.5">
            <text:p>17.5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16.1609563934405">
            <text:p>16.1610</text:p>
          </table:table-cell>
          <table:table-cell table:style-name="ce3" table:formula="of:=[.V19]" office:value-type="float" office:value="11.7">
            <text:p>11.7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10.8047537030431">
            <text:p>10.8048</text:p>
          </table:table-cell>
          <table:table-cell table:style-name="ce3" table:formula="of:=[.Y19]" office:value-type="float" office:value="17.62">
            <text:p>17.62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16.2717743801383">
            <text:p>16.2718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35.04">
            <text:p>3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32.0384674413665">
            <text:p>32.0385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31.6">
            <text:p>31.6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8.8931384459813">
            <text:p>28.8931</text:p>
          </table:table-cell>
          <table:table-cell table:style-name="ce3" table:formula="of:=[.P20]" office:value-type="float" office:value="1.275">
            <text:p>1.275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16578327590589">
            <text:p>1.1658</text:p>
          </table:table-cell>
          <table:table-cell table:style-name="ce3" table:formula="of:=[.S20]" office:value-type="float" office:value="17.5">
            <text:p>17.5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16.0009469241985">
            <text:p>16.0009</text:p>
          </table:table-cell>
          <table:table-cell table:style-name="ce3" table:formula="of:=[.V20]" office:value-type="float" office:value="11.7">
            <text:p>11.7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10.697775943607">
            <text:p>10.6978</text:p>
          </table:table-cell>
          <table:table-cell table:style-name="ce3" table:formula="of:=[.Y20]" office:value-type="float" office:value="17.62">
            <text:p>17.62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16.1106677031073">
            <text:p>16.110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35.04">
            <text:p>3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31.7212548924421">
            <text:p>31.7213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31.6">
            <text:p>31.6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8.6070677682983">
            <text:p>28.6071</text:p>
          </table:table-cell>
          <table:table-cell table:style-name="ce3" table:formula="of:=[.P21]" office:value-type="float" office:value="1.275">
            <text:p>1.275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15424086723355">
            <text:p>1.1542</text:p>
          </table:table-cell>
          <table:table-cell table:style-name="ce3" table:formula="of:=[.S21]" office:value-type="float" office:value="17.5">
            <text:p>17.5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15.8425217071272">
            <text:p>15.8425</text:p>
          </table:table-cell>
          <table:table-cell table:style-name="ce3" table:formula="of:=[.V21]" office:value-type="float" office:value="11.7">
            <text:p>11.7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10.5918573699079">
            <text:p>10.5919</text:p>
          </table:table-cell>
          <table:table-cell table:style-name="ce3" table:formula="of:=[.Y21]" office:value-type="float" office:value="17.62">
            <text:p>17.62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15.9511561416904">
            <text:p>15.951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2.21">
            <text:p>12.210</text:p>
          </table:table-cell>
          <table:table-cell office:value-type="float" office:value="10">
            <text:p>10</text:p>
          </table:table-cell>
          <table:table-cell table:formula="of:=[.C26]*1.01" office:value-type="float" office:value="13.4874361512708">
            <text:p>13.4874</text:p>
          </table:table-cell>
          <table:table-cell table:style-name="ce2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6.66087141622956">
            <text:p>6.6609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01">
            <text:p>1.401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475755977011">
            <text:p>1.5476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44263649578703">
            <text:p>1.4426</text:p>
          </table:table-cell>
          <table:table-cell table:style-name="ce2" office:value-type="float" office:value="13.98">
            <text:p>13.980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5.4426173132486">
            <text:p>15.4426</text:p>
          </table:table-cell>
          <table:table-cell table:style-name="ce2" office:value-type="float" office:value="1.295">
            <text:p>1.295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43048565240751">
            <text:p>1.4305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2.21">
            <text:p>12.2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3.353897179476">
            <text:p>13.3539</text:p>
          </table:table-cell>
          <table:table-cell table:style-name="ce3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6.5949221942867">
            <text:p>6.5949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01">
            <text:p>1.401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3225306703079">
            <text:p>1.5323</text:p>
          </table:table-cell>
          <table:table-cell table:style-name="ce3" table:formula="of:=[.S25]" office:value-type="float" office:value="1.306">
            <text:p>1.306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42835296612578">
            <text:p>1.4284</text:p>
          </table:table-cell>
          <table:table-cell table:style-name="ce3" table:formula="of:=[.V25]" office:value-type="float" office:value="13.98">
            <text:p>13.980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5.2897201121274">
            <text:p>15.2897</text:p>
          </table:table-cell>
          <table:table-cell table:style-name="ce3" table:formula="of:=[.Y25]" office:value-type="float" office:value="1.295">
            <text:p>1.295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41632242812625">
            <text:p>1.416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2.21">
            <text:p>12.2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3.2216803757189">
            <text:p>13.2217</text:p>
          </table:table-cell>
          <table:table-cell table:style-name="ce3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6.52962593493732">
            <text:p>6.5296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01">
            <text:p>1.401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1708224458494">
            <text:p>1.5171</text:p>
          </table:table-cell>
          <table:table-cell table:style-name="ce3" table:formula="of:=[.S26]" office:value-type="float" office:value="1.306">
            <text:p>1.306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41421085755027">
            <text:p>1.4142</text:p>
          </table:table-cell>
          <table:table-cell table:style-name="ce3" table:formula="of:=[.V26]" office:value-type="float" office:value="13.98">
            <text:p>13.980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5.1383367446806">
            <text:p>15.1383</text:p>
          </table:table-cell>
          <table:table-cell table:style-name="ce3" table:formula="of:=[.Y26]" office:value-type="float" office:value="1.295">
            <text:p>1.295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40229943378836">
            <text:p>1.4023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2.21">
            <text:p>12.2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3.0907726492266">
            <text:p>13.0908</text:p>
          </table:table-cell>
          <table:table-cell table:style-name="ce3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6.46497617320527">
            <text:p>6.4650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01">
            <text:p>1.401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0206162830192">
            <text:p>1.5021</text:p>
          </table:table-cell>
          <table:table-cell table:style-name="ce3" table:formula="of:=[.S27]" office:value-type="float" office:value="1.306">
            <text:p>1.306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40020876985176">
            <text:p>1.4002</text:p>
          </table:table-cell>
          <table:table-cell table:style-name="ce3" table:formula="of:=[.V27]" office:value-type="float" office:value="13.98">
            <text:p>13.980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4.988452222456">
            <text:p>14.9885</text:p>
          </table:table-cell>
          <table:table-cell table:style-name="ce3" table:formula="of:=[.Y27]" office:value-type="float" office:value="1.295">
            <text:p>1.295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8841528097858">
            <text:p>1.3884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2.21">
            <text:p>12.2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2.9611610388382">
            <text:p>12.9612</text:p>
          </table:table-cell>
          <table:table-cell table:style-name="ce3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6.40096650812403">
            <text:p>6.401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01">
            <text:p>1.401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487189730992">
            <text:p>1.4872</text:p>
          </table:table-cell>
          <table:table-cell table:style-name="ce3" table:formula="of:=[.S28]" office:value-type="float" office:value="1.306">
            <text:p>1.306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38634531668491">
            <text:p>1.3863</text:p>
          </table:table-cell>
          <table:table-cell table:style-name="ce3" table:formula="of:=[.V28]" office:value-type="float" office:value="13.98">
            <text:p>13.980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4.840051705402">
            <text:p>14.8401</text:p>
          </table:table-cell>
          <table:table-cell table:style-name="ce3" table:formula="of:=[.Y28]" office:value-type="float" office:value="1.295">
            <text:p>1.295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7466859502829">
            <text:p>1.374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2.21">
            <text:p>12.21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2.832832711721">
            <text:p>12.8328</text:p>
          </table:table-cell>
          <table:table-cell table:style-name="ce3" table:formula="of:=[.D29]" office:value-type="float" office:value="6.03">
            <text:p>6.03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6.337590602103">
            <text:p>6.3376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01">
            <text:p>1.401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724650801901">
            <text:p>1.4725</text:p>
          </table:table-cell>
          <table:table-cell table:style-name="ce3" table:formula="of:=[.S29]" office:value-type="float" office:value="1.306">
            <text:p>1.306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3726191254306">
            <text:p>1.3726</text:p>
          </table:table-cell>
          <table:table-cell table:style-name="ce3" table:formula="of:=[.V29]" office:value-type="float" office:value="13.98">
            <text:p>13.980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4.693120500398">
            <text:p>14.6931</text:p>
          </table:table-cell>
          <table:table-cell table:style-name="ce3" table:formula="of:=[.Y29]" office:value-type="float" office:value="1.295">
            <text:p>1.295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3610580148795">
            <text:p>1.3611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2.21">
            <text:p>12.2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2.7057749621">
            <text:p>12.7058</text:p>
          </table:table-cell>
          <table:table-cell table:style-name="ce3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6.2748421803">
            <text:p>6.2748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01">
            <text:p>1.401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5788621801">
            <text:p>1.4579</text:p>
          </table:table-cell>
          <table:table-cell table:style-name="ce3" table:formula="of:=[.S30]" office:value-type="float" office:value="1.306">
            <text:p>1.306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35902883706">
            <text:p>1.3590</text:p>
          </table:table-cell>
          <table:table-cell table:style-name="ce3" table:formula="of:=[.V30]" office:value-type="float" office:value="13.98">
            <text:p>13.980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4.5476440598">
            <text:p>14.5476</text:p>
          </table:table-cell>
          <table:table-cell table:style-name="ce3" table:formula="of:=[.Y30]" office:value-type="float" office:value="1.295">
            <text:p>1.295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34758219295">
            <text:p>1.3476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2.21">
            <text:p>12.2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2.57997521">
            <text:p>12.5800</text:p>
          </table:table-cell>
          <table:table-cell table:style-name="ce3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6.21271503">
            <text:p>6.2127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01">
            <text:p>1.401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43451701">
            <text:p>1.4435</text:p>
          </table:table-cell>
          <table:table-cell table:style-name="ce3" table:formula="of:=[.S31]" office:value-type="float" office:value="1.306">
            <text:p>1.306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345573106">
            <text:p>1.3456</text:p>
          </table:table-cell>
          <table:table-cell table:style-name="ce3" table:formula="of:=[.V31]" office:value-type="float" office:value="13.98">
            <text:p>13.980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4.40360798">
            <text:p>14.4036</text:p>
          </table:table-cell>
          <table:table-cell table:style-name="ce3" table:formula="of:=[.Y31]" office:value-type="float" office:value="1.295">
            <text:p>1.295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334239795">
            <text:p>1.3342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2.21">
            <text:p>12.2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2.455421">
            <text:p>12.4554</text:p>
          </table:table-cell>
          <table:table-cell table:style-name="ce3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6.151203">
            <text:p>6.1512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01">
            <text:p>1.401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291601">
            <text:p>1.4292</text:p>
          </table:table-cell>
          <table:table-cell table:style-name="ce3" table:formula="of:=[.S32]" office:value-type="float" office:value="1.306">
            <text:p>1.306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3322506">
            <text:p>1.3323</text:p>
          </table:table-cell>
          <table:table-cell table:style-name="ce3" table:formula="of:=[.V32]" office:value-type="float" office:value="13.98">
            <text:p>13.980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4.260998">
            <text:p>14.2610</text:p>
          </table:table-cell>
          <table:table-cell table:style-name="ce3" table:formula="of:=[.Y32]" office:value-type="float" office:value="1.295">
            <text:p>1.295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3210295">
            <text:p>1.3210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2.21">
            <text:p>12.2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2.3321">
            <text:p>12.3321</text:p>
          </table:table-cell>
          <table:table-cell table:style-name="ce3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6.0903">
            <text:p>6.0903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01">
            <text:p>1.401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1501">
            <text:p>1.4150</text:p>
          </table:table-cell>
          <table:table-cell table:style-name="ce3" table:formula="of:=[.S33]" office:value-type="float" office:value="1.306">
            <text:p>1.306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31906">
            <text:p>1.3191</text:p>
          </table:table-cell>
          <table:table-cell table:style-name="ce3" table:formula="of:=[.V33]" office:value-type="float" office:value="13.98">
            <text:p>13.980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4.1198">
            <text:p>14.1198</text:p>
          </table:table-cell>
          <table:table-cell table:style-name="ce3" table:formula="of:=[.Y33]" office:value-type="float" office:value="1.295">
            <text:p>1.295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30795">
            <text:p>1.3080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2.21">
            <text:p>12.21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2.21">
            <text:p>12.2100</text:p>
          </table:table-cell>
          <table:table-cell table:style-name="ce3" table:formula="of:=[.D34]" office:value-type="float" office:value="6.03">
            <text:p>6.03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6.03">
            <text:p>6.03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01">
            <text:p>1.401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01">
            <text:p>1.4010</text:p>
          </table:table-cell>
          <table:table-cell table:style-name="ce3" table:formula="of:=[.S34]" office:value-type="float" office:value="1.306">
            <text:p>1.306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306">
            <text:p>1.3060</text:p>
          </table:table-cell>
          <table:table-cell table:style-name="ce3" table:formula="of:=[.V34]" office:value-type="float" office:value="13.98">
            <text:p>13.980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3.98">
            <text:p>13.9800</text:p>
          </table:table-cell>
          <table:table-cell table:style-name="ce3" table:formula="of:=[.Y34]" office:value-type="float" office:value="1.295">
            <text:p>1.295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95">
            <text:p>1.295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2.21">
            <text:p>12.21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2.0891089108911">
            <text:p>12.0891</text:p>
          </table:table-cell>
          <table:table-cell table:style-name="ce3" table:formula="of:=[.D35]" office:value-type="float" office:value="6.03">
            <text:p>6.03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5.97029702970297">
            <text:p>5.9703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01">
            <text:p>1.401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38712871287129">
            <text:p>1.3871</text:p>
          </table:table-cell>
          <table:table-cell table:style-name="ce3" table:formula="of:=[.S35]" office:value-type="float" office:value="1.306">
            <text:p>1.306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29306930693069">
            <text:p>1.2931</text:p>
          </table:table-cell>
          <table:table-cell table:style-name="ce3" table:formula="of:=[.V35]" office:value-type="float" office:value="13.98">
            <text:p>13.980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3.8415841584158">
            <text:p>13.8416</text:p>
          </table:table-cell>
          <table:table-cell table:style-name="ce3" table:formula="of:=[.Y35]" office:value-type="float" office:value="1.295">
            <text:p>1.295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8217821782178">
            <text:p>1.2822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2.21">
            <text:p>12.21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1.9694147632585">
            <text:p>11.9694</text:p>
          </table:table-cell>
          <table:table-cell table:style-name="ce3" table:formula="of:=[.D36]" office:value-type="float" office:value="6.03">
            <text:p>6.03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5.91118517792373">
            <text:p>5.9112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01">
            <text:p>1.401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733947652191">
            <text:p>1.3734</text:p>
          </table:table-cell>
          <table:table-cell table:style-name="ce3" table:formula="of:=[.S36]" office:value-type="float" office:value="1.306">
            <text:p>1.306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28026664052544">
            <text:p>1.2803</text:p>
          </table:table-cell>
          <table:table-cell table:style-name="ce3" table:formula="of:=[.V36]" office:value-type="float" office:value="13.98">
            <text:p>13.980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3.7045387707088">
            <text:p>13.7045</text:p>
          </table:table-cell>
          <table:table-cell table:style-name="ce3" table:formula="of:=[.Y36]" office:value-type="float" office:value="1.295">
            <text:p>1.295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6948338398196">
            <text:p>1.2695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2.21">
            <text:p>12.2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1.8509057061965">
            <text:p>11.8509</text:p>
          </table:table-cell>
          <table:table-cell table:style-name="ce3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5.8526585920037">
            <text:p>5.8527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01">
            <text:p>1.401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5979679724663">
            <text:p>1.3598</text:p>
          </table:table-cell>
          <table:table-cell table:style-name="ce3" table:formula="of:=[.S37]" office:value-type="float" office:value="1.306">
            <text:p>1.306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2675907331935">
            <text:p>1.2676</text:p>
          </table:table-cell>
          <table:table-cell table:style-name="ce3" table:formula="of:=[.V37]" office:value-type="float" office:value="13.98">
            <text:p>13.980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3.5688502680285">
            <text:p>13.5689</text:p>
          </table:table-cell>
          <table:table-cell table:style-name="ce3" table:formula="of:=[.Y37]" office:value-type="float" office:value="1.295">
            <text:p>1.295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2569142415663">
            <text:p>1.2569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2.21">
            <text:p>12.2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1.7335700061352">
            <text:p>11.7336</text:p>
          </table:table-cell>
          <table:table-cell table:style-name="ce3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5.79471147723138">
            <text:p>5.794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01">
            <text:p>1.401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4633346262043">
            <text:p>1.3463</text:p>
          </table:table-cell>
          <table:table-cell table:style-name="ce3" table:formula="of:=[.S38]" office:value-type="float" office:value="1.306">
            <text:p>1.306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25504032989456">
            <text:p>1.2550</text:p>
          </table:table-cell>
          <table:table-cell table:style-name="ce3" table:formula="of:=[.V38]" office:value-type="float" office:value="13.98">
            <text:p>13.980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3.4345052158698">
            <text:p>13.4345</text:p>
          </table:table-cell>
          <table:table-cell table:style-name="ce3" table:formula="of:=[.Y38]" office:value-type="float" office:value="1.295">
            <text:p>1.295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24446954610525">
            <text:p>1.2445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2.21">
            <text:p>12.21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1.6173960456784">
            <text:p>11.6174</text:p>
          </table:table-cell>
          <table:table-cell table:style-name="ce3" table:formula="of:=[.D39]" office:value-type="float" office:value="6.03">
            <text:p>6.03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5.73733809626869">
            <text:p>5.7373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01">
            <text:p>1.401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3300342833705">
            <text:p>1.3330</text:p>
          </table:table-cell>
          <table:table-cell table:style-name="ce3" table:formula="of:=[.S39]" office:value-type="float" office:value="1.306">
            <text:p>1.306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24261418801441">
            <text:p>1.2426</text:p>
          </table:table-cell>
          <table:table-cell table:style-name="ce3" table:formula="of:=[.V39]" office:value-type="float" office:value="13.98">
            <text:p>13.980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3.3014903127423">
            <text:p>13.3015</text:p>
          </table:table-cell>
          <table:table-cell table:style-name="ce3" table:formula="of:=[.Y39]" office:value-type="float" office:value="1.295">
            <text:p>1.295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23214806545074">
            <text:p>1.2321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2.21">
            <text:p>12.2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1.5023723224539">
            <text:p>11.5024</text:p>
          </table:table-cell>
          <table:table-cell table:style-name="ce3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5.68053276858287">
            <text:p>5.6805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01">
            <text:p>1.401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1980537459114">
            <text:p>1.3198</text:p>
          </table:table-cell>
          <table:table-cell table:style-name="ce3" table:formula="of:=[.S40]" office:value-type="float" office:value="1.306">
            <text:p>1.306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23031107724199">
            <text:p>1.2303</text:p>
          </table:table-cell>
          <table:table-cell table:style-name="ce3" table:formula="of:=[.V40]" office:value-type="float" office:value="13.98">
            <text:p>13.980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3.1697923888538">
            <text:p>13.1698</text:p>
          </table:table-cell>
          <table:table-cell table:style-name="ce3" table:formula="of:=[.Y40]" office:value-type="float" office:value="1.295">
            <text:p>1.295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2199485796542">
            <text:p>1.2199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2.21">
            <text:p>12.2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1.3884874479741">
            <text:p>11.3885</text:p>
          </table:table-cell>
          <table:table-cell table:style-name="ce3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5.62428986988403">
            <text:p>5.6243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01">
            <text:p>1.401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067379946447">
            <text:p>1.3067</text:p>
          </table:table-cell>
          <table:table-cell table:style-name="ce3" table:formula="of:=[.S41]" office:value-type="float" office:value="1.306">
            <text:p>1.306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21812977944752">
            <text:p>1.2181</text:p>
          </table:table-cell>
          <table:table-cell table:style-name="ce3" table:formula="of:=[.V41]" office:value-type="float" office:value="13.98">
            <text:p>13.980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3.0393984048058">
            <text:p>13.0394</text:p>
          </table:table-cell>
          <table:table-cell table:style-name="ce3" table:formula="of:=[.Y41]" office:value-type="float" office:value="1.295">
            <text:p>1.295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20786988084574">
            <text:p>1.2079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2.21">
            <text:p>12.2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1.275730146509">
            <text:p>11.2757</text:p>
          </table:table-cell>
          <table:table-cell table:style-name="ce3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5.56860383156834">
            <text:p>5.5686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01">
            <text:p>1.401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29379999469772">
            <text:p>1.2938</text:p>
          </table:table-cell>
          <table:table-cell table:style-name="ce3" table:formula="of:=[.S42]" office:value-type="float" office:value="1.306">
            <text:p>1.306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2060690885619">
            <text:p>1.2061</text:p>
          </table:table-cell>
          <table:table-cell table:style-name="ce3" table:formula="of:=[.V42]" office:value-type="float" office:value="13.98">
            <text:p>13.980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2.9102954503027">
            <text:p>12.9103</text:p>
          </table:table-cell>
          <table:table-cell table:style-name="ce3" table:formula="of:=[.Y42]" office:value-type="float" office:value="1.295">
            <text:p>1.295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9591077311459">
            <text:p>1.195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2.21">
            <text:p>12.2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1.1640892539693">
            <text:p>11.1641</text:p>
          </table:table-cell>
          <table:table-cell table:style-name="ce3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5.51346914016668">
            <text:p>5.5135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01">
            <text:p>1.401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8099009376012">
            <text:p>1.2810</text:p>
          </table:table-cell>
          <table:table-cell table:style-name="ce3" table:formula="of:=[.S43]" office:value-type="float" office:value="1.306">
            <text:p>1.306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19412781045733">
            <text:p>1.1941</text:p>
          </table:table-cell>
          <table:table-cell table:style-name="ce3" table:formula="of:=[.V43]" office:value-type="float" office:value="13.98">
            <text:p>13.980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2.782470742874">
            <text:p>12.7825</text:p>
          </table:table-cell>
          <table:table-cell table:style-name="ce3" table:formula="of:=[.Y43]" office:value-type="float" office:value="1.295">
            <text:p>1.295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8407007239069">
            <text:p>1.1841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2.21">
            <text:p>12.2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1.0535537168013">
            <text:p>11.0536</text:p>
          </table:table-cell>
          <table:table-cell table:style-name="ce3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5.45888033679869">
            <text:p>5.4589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01">
            <text:p>1.401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6830702352487">
            <text:p>1.2683</text:p>
          </table:table-cell>
          <table:table-cell table:style-name="ce3" table:formula="of:=[.S44]" office:value-type="float" office:value="1.306">
            <text:p>1.306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18230476282904">
            <text:p>1.1823</text:p>
          </table:table-cell>
          <table:table-cell table:style-name="ce3" table:formula="of:=[.V44]" office:value-type="float" office:value="13.98">
            <text:p>13.980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2.6559116266079">
            <text:p>12.6559</text:p>
          </table:table-cell>
          <table:table-cell table:style-name="ce3" table:formula="of:=[.Y44]" office:value-type="float" office:value="1.295">
            <text:p>1.295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7234660632741">
            <text:p>1.1723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number-columns-repeated="14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/>
          <table:table-cell office:value-type="string">
            <text:p>avg</text:p>
          </table:table-cell>
          <table:table-cell/>
        </table:table-row>
        <table:table-row table:style-name="ro1">
          <table:table-cell table:number-columns-repeated="9"/>
          <table:table-cell table:formula="of:=SUM([.J3:.J20])" office:value-type="float" office:value="2">
            <text:p>2</text:p>
          </table:table-cell>
          <table:table-cell/>
          <table:table-cell table:formula="of:=SUM([.L3:.L20])" office:value-type="float" office:value="50">
            <text:p>50</text:p>
          </table:table-cell>
          <table:table-cell table:formula="of:=[.L2]/[.J2]" office:value-type="float" office:value="25">
            <text:p>25</text:p>
          </table:table-cell>
          <table:table-cell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J3]*[.K3]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J4]*[.K4]"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 table:number-columns-repeated="2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3"/>
          <table:table-cell office:value-type="float" office:value="850486">
            <text:p>85048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0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2015／01／07</text:date>, <text:time>15:00:5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1-07T15:00:58.57</dc:date>
    <meta:editing-duration>P8DT17H37M46S</meta:editing-duration>
    <meta:editing-cycles>22</meta:editing-cycles>
    <meta:generator>OpenOffice/4.1.1$Win32 OpenOffice.org_project/411m6$Build-9775</meta:generator>
    <meta:document-statistic meta:table-count="5" meta:cell-count="2064" meta:object-count="0"/>
  </office:meta>
</office:document-meta>
</file>